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text-align="end" style:writing-mode="rl-tb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2" xml:id="id1" draw:id="id1" draw:layer="layout" svg:width="2.225cm" svg:height="0.911cm" svg:x="4.181cm" svg:y="0.518cm">
          <draw:text-box>
            <text:p text:style-name="P1"><text:span text:style-name="T1"><text:s/></text:span><text:span text:style-name="T2">+</text:span><text:span text:style-name="T1"> کی علامت</text:span></text:p>
          </draw:text-box>
          <draw:glue-point draw:id="4" svg:x="2.418cm" svg:y="-3.473cm"/>
          <draw:glue-point draw:id="5" svg:x="2.536cm" svg:y="3.488cm"/>
          <draw:glue-point draw:id="6" svg:x="-1.103cm" svg:y="2.394cm"/>
        </draw:frame>
        <draw:frame draw:style-name="gr1" draw:text-style-name="P2" draw:layer="layout" svg:width="3.262cm" svg:height="0.802cm" svg:x="5.088cm" svg:y="3.886cm">
          <draw:text-box>
            <text:p text:style-name="P3"><text:span text:style-name="T1"><text:s/></text:span><text:span text:style-name="T1">اور صفر کی جگہ ایک</text:span></text:p>
          </draw:text-box>
          <draw:glue-point draw:id="4" svg:x="2.418cm" svg:y="-3.473cm"/>
          <draw:glue-point draw:id="5" svg:x="2.536cm" svg:y="3.488cm"/>
          <draw:glue-point draw:id="6" svg:x="-1.103cm" svg:y="2.394cm"/>
        </draw:frame>
        <draw:frame draw:style-name="gr2" xml:id="id2" draw:id="id2" draw:layer="layout" svg:width="1.194cm" svg:height="0.53cm" svg:x="6.021cm" svg:y="1.939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3.651cm" svg:y="-4.32cm"/>
        </draw:frame>
        <draw:custom-shape draw:style-name="gr3" draw:text-style-name="P4" xml:id="id4" draw:id="id4" draw:layer="layout" svg:width="0.185cm" svg:height="0.585cm" draw:transform="rotate (-1.5707963267949) translate (6.947cm 1.726cm)">
          <text:p/>
          <draw:enhanced-geometry svg:viewBox="0 0 21600 21600" draw:glue-points="21600 0 0 10800 21600 21600" draw:text-areas="13800 ?f9 21600 ?f10" draw:type="left-brace" draw:modifiers="3944.02730375427 10615.69965870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4" draw:layer="layout" draw:type="curve" svg:x1="5.857cm" svg:y1="1.29cm" svg:x2="6.183cm" svg:y2="1.976cm" draw:start-shape="id1" draw:start-glue-point="5" draw:end-shape="id2" draw:end-glue-point="4" svg:d="m5857 1290c0 591 326 248 326 686">
          <text:p/>
        </draw:connector>
        <draw:frame draw:style-name="gr1" draw:text-style-name="P2" xml:id="id3" draw:id="id3" draw:layer="layout" svg:width="1.082cm" svg:height="0.802cm" svg:x="7.46cm" svg:y="0.583cm">
          <draw:text-box>
            <text:p text:style-name="P1"><text:span text:style-name="T1"><text:s/>عدد</text:span></text:p>
          </draw:text-box>
          <draw:glue-point draw:id="4" svg:x="2.418cm" svg:y="-3.473cm"/>
          <draw:glue-point draw:id="5" svg:x="2.536cm" svg:y="3.488cm"/>
          <draw:glue-point draw:id="6" svg:x="-1.103cm" svg:y="2.394cm"/>
        </draw:frame>
        <draw:connector draw:style-name="gr4" draw:text-style-name="P4" draw:layer="layout" draw:type="curve" svg:x1="7.46cm" svg:y1="0.984cm" svg:x2="6.656cm" svg:y2="1.726cm" draw:start-shape="id3" draw:start-glue-point="3" draw:end-shape="id4" draw:end-glue-point="5" svg:d="m7460 984c-536 0-804 247-804 742">
          <text:p/>
        </draw:connector>
        <draw:custom-shape draw:style-name="gr3" draw:text-style-name="P4" draw:layer="layout" svg:width="0.185cm" svg:height="0.585cm" draw:transform="rotate (-1.5707963267949) translate (6.987cm 2.46cm)">
          <text:p/>
          <draw:enhanced-geometry svg:viewBox="0 0 21600 21600" draw:glue-points="21600 0 0 10800 21600 21600" draw:text-areas="13800 ?f9 21600 ?f10" draw:mirror-vertical="true" draw:type="left-brace" draw:modifiers="3944.02730375427 10615.69965870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185cm" svg:height="0.29cm" draw:transform="rotate (-1.5707963267949) translate (6.342cm 2.474cm)">
          <text:p/>
          <draw:enhanced-geometry svg:viewBox="0 0 21600 21600" draw:glue-points="21600 0 0 10800 21600 21600" draw:text-areas="13800 ?f9 21600 ?f10" draw:mirror-vertical="true" draw:type="left-brace" draw:modifiers="3944.02730375427 10615.69965870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052cm" svg:height="0.53cm" svg:x="6.07cm" svg:y="2.7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xml:id="id5" draw:id="id5" draw:layer="layout" svg:width="2.225cm" svg:height="0.911cm" svg:x="0.44cm" svg:y="0.518cm">
          <draw:text-box>
            <text:p text:style-name="P1"><text:span text:style-name="T1"><text:s/></text:span><text:span text:style-name="T2">-</text:span><text:span text:style-name="T1"> کی علامت</text:span></text:p>
          </draw:text-box>
          <draw:glue-point draw:id="4" svg:x="2.418cm" svg:y="-3.473cm"/>
          <draw:glue-point draw:id="5" svg:x="2.536cm" svg:y="3.488cm"/>
          <draw:glue-point draw:id="6" svg:x="-1.103cm" svg:y="2.394cm"/>
        </draw:frame>
        <draw:frame draw:style-name="gr2" xml:id="id6" draw:id="id6" draw:layer="layout" svg:width="1.194cm" svg:height="0.53cm" svg:x="2.28cm" svg:y="1.939cm">
          <draw:object xlink:href="./Object 3" xlink:type="simple" xlink:show="embed" xlink:actuate="onLoad"/>
          <draw:image xlink:href="./ObjectReplacements/Object 3" xlink:type="simple" xlink:show="embed" xlink:actuate="onLoad"/>
          <draw:glue-point draw:id="4" svg:x="-3.651cm" svg:y="-4.32cm"/>
        </draw:frame>
        <draw:custom-shape draw:style-name="gr3" draw:text-style-name="P4" xml:id="id8" draw:id="id8" draw:layer="layout" svg:width="0.185cm" svg:height="0.585cm" draw:transform="rotate (-1.5707963267949) translate (3.206cm 1.726cm)">
          <text:p/>
          <draw:enhanced-geometry svg:viewBox="0 0 21600 21600" draw:glue-points="21600 0 0 10800 21600 21600" draw:text-areas="13800 ?f9 21600 ?f10" draw:type="left-brace" draw:modifiers="3944.02730375427 10615.69965870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4" draw:layer="layout" draw:type="curve" svg:x1="2.116cm" svg:y1="1.29cm" svg:x2="2.442cm" svg:y2="1.976cm" draw:start-shape="id5" draw:start-glue-point="5" draw:end-shape="id6" draw:end-glue-point="4" svg:d="m2116 1290c0 591 326 248 326 686">
          <text:p/>
        </draw:connector>
        <draw:frame draw:style-name="gr1" draw:text-style-name="P2" xml:id="id7" draw:id="id7" draw:layer="layout" svg:width="1.082cm" svg:height="0.802cm" svg:x="2.906cm" svg:y="0.609cm">
          <draw:text-box>
            <text:p text:style-name="P1"><text:span text:style-name="T1"><text:s/>عدد</text:span></text:p>
          </draw:text-box>
          <draw:glue-point draw:id="4" svg:x="2.418cm" svg:y="-3.473cm"/>
          <draw:glue-point draw:id="5" svg:x="2.536cm" svg:y="3.488cm"/>
          <draw:glue-point draw:id="6" svg:x="-1.103cm" svg:y="2.394cm"/>
        </draw:frame>
        <draw:connector draw:style-name="gr4" draw:text-style-name="P4" draw:layer="layout" draw:type="curve" svg:x1="3.328cm" svg:y1="1.201cm" svg:x2="2.915cm" svg:y2="1.726cm" draw:start-shape="id7" draw:start-glue-point="6" draw:end-shape="id8" draw:end-glue-point="5" svg:d="m3328 1201c0 550-413 288-413 525">
          <text:p/>
        </draw:connector>
        <draw:custom-shape draw:style-name="gr3" draw:text-style-name="P4" draw:layer="layout" svg:width="0.185cm" svg:height="0.585cm" draw:transform="rotate (-1.5707963267949) translate (3.246cm 2.46cm)">
          <text:p/>
          <draw:enhanced-geometry svg:viewBox="0 0 21600 21600" draw:glue-points="21600 0 0 10800 21600 21600" draw:text-areas="13800 ?f9 21600 ?f10" draw:mirror-vertical="true" draw:type="left-brace" draw:modifiers="3944.02730375427 10615.69965870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185cm" svg:height="0.29cm" draw:transform="rotate (-1.5707963267949) translate (2.601cm 2.474cm)">
          <text:p/>
          <draw:enhanced-geometry svg:viewBox="0 0 21600 21600" draw:glue-points="21600 0 0 10800 21600 21600" draw:text-areas="13800 ?f9 21600 ?f10" draw:mirror-vertical="true" draw:type="left-brace" draw:modifiers="3944.02730375427 10615.69965870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052cm" svg:height="0.53cm" svg:x="2.279cm" svg:y="2.688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2-04T16:00:48</dc:date>
    <dc:creator>khalid khan</dc:creator>
    <meta:editing-duration>PT4H57M5S</meta:editing-duration>
    <meta:editing-cycles>21</meta:editing-cycles>
    <meta:generator>LibreOffice/3.4$Linux LibreOffice_project/340m1$Build-402</meta:generator>
    <meta:document-statistic meta:object-count="19"/>
  </office:meta>
</office:document-meta>
</file>

<file path=Object 1/content.xml><?xml version="1.0" encoding="utf-8"?>
<math xmlns="http://www.w3.org/1998/Math/MathML">
  <semantics>
    <mrow>
      <msub>
        <mn>0101</mn>
        <mn>2</mn>
      </msub>
    </mrow>
    <annotation encoding="StarMath 5.0">0101_2</annotation>
  </semantics>
</math>
</file>

<file path=Object 2/content.xml><?xml version="1.0" encoding="utf-8"?>
<math xmlns="http://www.w3.org/1998/Math/MathML">
  <semantics>
    <mrow>
      <mrow>
        <mo stretchy="false">+</mo>
        <mphantom>
          <mstyle>
            <mrow>
              <mrow/>
            </mrow>
          </mstyle>
        </mphantom>
      </mrow>
      <msub>
        <mn>5</mn>
        <mrow>
          <mn>10</mn>
        </mrow>
      </msub>
    </mrow>
    <annotation encoding="StarMath 5.0">+ phantom{} 5_{10}</annotation>
  </semantics>
</math>
</file>

<file path=Object 3/content.xml><?xml version="1.0" encoding="utf-8"?>
<math xmlns="http://www.w3.org/1998/Math/MathML">
  <semantics>
    <mrow>
      <msub>
        <mn>1101</mn>
        <mn>2</mn>
      </msub>
    </mrow>
    <annotation encoding="StarMath 5.0">1101_2</annotation>
  </semantics>
</math>
</file>

<file path=Object 4/content.xml><?xml version="1.0" encoding="utf-8"?>
<math xmlns="http://www.w3.org/1998/Math/MathML">
  <semantics>
    <mrow>
      <mrow>
        <mo stretchy="false">−</mo>
        <mphantom>
          <mstyle>
            <mrow>
              <mrow/>
            </mrow>
          </mstyle>
        </mphantom>
      </mrow>
      <msub>
        <mn>5</mn>
        <mrow>
          <mn>10</mn>
        </mrow>
      </msub>
    </mrow>
    <annotation encoding="StarMath 5.0">- phantom{} 5_{10}</annotation>
  </semantics>
</math>
</file>